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nux Libertine" svg:font-family="'Linux Libertine'"/>
    <style:font-face style:name="Arial1" svg:font-family="Arial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0512" officeooo:paragraph-rsid="001c0512"/>
    </style:style>
    <style:style style:name="P2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3" style:family="paragraph" style:parent-style-name="Standard">
      <style:paragraph-properties fo:text-align="end" style:justify-single-word="false"/>
      <style:text-properties officeooo:rsid="001ddad7" officeooo:paragraph-rsid="001ddad7"/>
    </style:style>
    <style:style style:name="P4" style:family="paragraph" style:parent-style-name="Standard">
      <style:paragraph-properties fo:text-align="start" style:justify-single-word="false"/>
      <style:text-properties officeooo:paragraph-rsid="00201a4a"/>
    </style:style>
    <style:style style:name="T1" style:family="text">
      <style:text-properties officeooo:rsid="001dc3c5"/>
    </style:style>
    <style:style style:name="T2" style:family="text">
      <style:text-properties officeooo:rsid="001c0512"/>
    </style:style>
    <style:style style:name="T3" style:family="text">
      <style:text-properties officeooo:rsid="001eaed4"/>
    </style:style>
    <style:style style:name="T4" style:family="text">
      <style:text-properties officeooo:rsid="00201a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on der Fassungsedition zum Lesetext <text:span text:style-name="T4">–</text:span></text:p>
      <text:p text:style-name="P2">TUSTEP als Hilfsmittel im Berner ›Parzival‹-Projekt.</text:p>
      <text:p text:style-name="Standard"/>
      <text:p text:style-name="P4"><text:span text:style-name="T2">Das Berner ›Parzival‹-Projekt nutzt TUSTEP bereits seit seinen Anfängen als zentrales Hilfsmittel für alle Teilschritte der Editionsarbeit. Von der Transkription der Handschriften über </text:span><text:span text:style-name="T1">die</text:span><text:span text:style-name="T2"> Kollation hin zu Satz und Konvertierung der Daten in Austauschformate wie TEI-XML – TUSTEP-Routinen unterstützen die Arbeit der Editoren bei allen Arbeitsgängen. Im Sinne der Nachhaltigkeit soll nun ein Lesetext auf der Grundlage der Fassungsedition mithilfe von TUSTEP erstellt werden. </text:span></text:p>
      <text:p text:style-name="P4"><text:span text:style-name="T2">Dabei werden die Daten des kritischen Text</text:span><text:span text:style-name="T1">s</text:span><text:span text:style-name="T2"> so aufbereitet, dass sie in den verschiedenen Ebenen des Lesetexts neu kombiniert werden können. </text:span><text:span text:style-name="T1">Auch wenn die Lesetext-Edition nicht vollständig automatisierbar ist, bedeutet die vorbereitende Arbeit, die die TUSTEP-Routinen übernehmen, eine enorme Erleichterung für die Bearbeiter. </text:span>Das Vorgehen <text:span text:style-name="T3">w</text:span>ird an ausgewählten Beispielen </text:p>
      <text:p text:style-name="P4">vorgestellt.</text:p>
      <text:p text:style-name="P1"/>
      <text:p text:style-name="P3">Christian Griesing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nux Libertine" svg:font-family="'Linux Libertine'"/>
    <style:font-face style:name="Arial1" svg:font-family="Arial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nux Libertine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nux Libertine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nux Libertine" fo:font-family="'Linux Libertine'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nux Libertine" fo:font-family="'Linux Libertine'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nux Libertine" fo:font-family="'Linux Libertine'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" fo:font-family="'Linux Libertine'"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hristian Griesinger</meta:initial-creator>
    <dc:date>2021-06-30T18:27:51.558000000</dc:date>
    <dc:creator>Christian Griesinger</dc:creator>
    <meta:editing-duration>PT7M32S</meta:editing-duration>
    <meta:editing-cycles>4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6" meta:word-count="126" meta:character-count="971" meta:non-whitespace-character-count="847"/>
  </office:meta>
</office:document-meta>
</file>